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size="14pt" officeooo:rsid="00ddbb21" officeooo:paragraph-rsid="00ddbb21" style:font-size-asian="14pt" style:font-size-complex="14pt"/>
    </style:style>
    <style:style style:name="P8" style:family="paragraph" style:parent-style-name="Standard">
      <style:text-properties fo:font-size="14pt" officeooo:paragraph-rsid="00de82eb" style:font-size-asian="14pt" style:font-size-complex="14pt"/>
    </style:style>
    <style:style style:name="P9" style:family="paragraph" style:parent-style-name="Standard">
      <style:text-properties fo:font-size="14pt" officeooo:rsid="00de82eb" officeooo:paragraph-rsid="00de82eb" style:font-size-asian="14pt" style:font-size-complex="14pt"/>
    </style:style>
    <style:style style:name="P10" style:family="paragraph" style:parent-style-name="Standard">
      <style:text-properties fo:font-size="14pt" officeooo:rsid="00df1669" officeooo:paragraph-rsid="00df1669" style:font-size-asian="14pt" style:font-size-complex="14pt"/>
    </style:style>
    <style:style style:name="P11" style:family="paragraph" style:parent-style-name="Standard">
      <style:paragraph-properties fo:text-align="center" style:justify-single-word="false"/>
      <style:text-properties fo:font-size="20pt" fo:font-weight="bold" officeooo:paragraph-rsid="00de82eb" style:font-size-asian="20pt" style:font-weight-asian="bold" style:font-size-complex="20pt" style:font-weight-complex="bold"/>
    </style:style>
    <style:style style:name="T1" style:family="text">
      <style:text-properties officeooo:rsid="0091e28d"/>
    </style:style>
    <style:style style:name="T2" style:family="text">
      <style:text-properties officeooo:rsid="00d89bbb"/>
    </style:style>
    <style:style style:name="T3" style:family="text">
      <style:text-properties officeooo:rsid="00ddbb21"/>
    </style:style>
    <style:style style:name="T4" style:family="text">
      <style:text-properties officeooo:rsid="00de82eb"/>
    </style:style>
    <style:style style:name="T5" style:family="text">
      <style:text-properties officeooo:rsid="00df1669"/>
    </style:style>
    <style:style style:name="T6" style:family="text">
      <style:text-properties style:text-position="super 58%"/>
    </style:style>
    <style:style style:name="T7"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3">Memory for multiplication</text:span>.</text:p>
      <text:p text:style-name="P1">Richard Parker <text:span text:style-name="T3">25.11</text:span>.201<text:span text:style-name="T1">7</text:span></text:p>
      <text:p text:style-name="P5"/>
      <text:p text:style-name="P6">Section 1 – Introduction<text:span text:style-name="T2">.</text:span></text:p>
      <text:p text:style-name="P4"/>
      <text:p text:style-name="P7">The latest testing of meataxe64 made it clear that memory management is a major issue. <text:s/>Now that the multiplication of matrices passes through so many layers, it has become essentially impossible for the layers that need to make decisions to obtain the information needed to make those decisions.</text:p>
      <text:p text:style-name="P7"/>
      <text:p text:style-name="P7">More particularly the top layer will soon need to decide whether to chop on disk, and the next layer down needs to choose between several competing strategies, and then to decide how much to chop to make the pieces that the individual threads will work on. <text:s/>All this has been modularized so that the upper layers are protected from the details of implementation, and hence are (so far at least) also deprived of the information - particularly the memory-footprint information - they need to choose appropriate sizes to guarantee that the available memory will be adequate.</text:p>
      <text:p text:style-name="P7"/>
      <text:p text:style-name="P7">One approach would be to provide mechanisms so that the necessary information is available. <text:s/>We could provide calls down through the software stack to say how much memory would be needed. <text:s/>It is difficult to see what the general form of the questions might be, nor how one might interpret the answers. <text:s/>There are millions of possibilities, and it would surely be stupid to spend more time deciding what to do that actually doing it, and it seems clear to me that some sort of abstraction is needed for both the questions and the answers, and indeed one is tempted to hope that the answers can be provided in complete generality (i.e. without there actually being a question) and I feel that, until this simple possibility has been ruled out, it must be wrong to look for solutions of greater complexity.</text:p>
      <text:p text:style-name="P7"/>
      <text:p text:style-name="P11">Section <text:span text:style-name="T4">2</text:span> – <text:span text:style-name="T4">The "SPUD".</text:span></text:p>
      <text:p text:style-name="P8"/>
      <text:p text:style-name="P9">The concept of a SPUD (Standard Processing Unit of Data) actually grew out of a <text:span text:style-name="T5">related</text:span> issue lower down the software stack, where one wants to ensure that the dimensions of a "slab" - scale matrix satisfies the divisibility and shape criteria for efficient use of the HPMI. <text:s/>Several definitions of the SPUD have been considered, but they all have the same general theme - that doing a multiplication at SPUD scale is not silly, and that by multiplying by N in each direction results in a slab that is very good. <text:s/>To give the idea some reality, as an example one might choose, mod 2, the SPUD as (4096,3072,6<text:span text:style-name="T5">144</text:span>), so that a 1-<text:span text:style-name="T5">SPUD</text:span> multiplication would be 4000x3072 X 3072x6144 = 4096x6144. <text:s/>At this scale, the cubic work is about 70-80% of the <text:soft-page-break/>run time, that 6144 is six cauldrons<text:span text:style-name="T5"> precisely</text:span>, so that no padding is needed<text:span text:style-name="T5"> . . . T</text:span>hat 3072 is a multiple of the alcove, so no padding is needed there either, and that recbox will usually divide 4000 so that no inefficiency is introduced there either.<text:span text:style-name="T5"> <text:s/>For greater efficiency we can use an N-SPUD solution, so that a 10-SPUD slab would be (40960,30720,61440), which would be absolutely fine.</text:span></text:p>
      <text:p text:style-name="P9"/>
      <text:p text:style-name="P10">The presumption is that, at the slab-scale, the memory footprint is precisely quadratic, so that the software stack from the slab down (slab/linear-functions/pmultiply/HPMI) could be required to specify mspud - the memory required for a SPUD multiply, and the higher levels can then presume that an N-SPUD multiply would need a memory footprint of N<text:span text:style-name="T6">2</text:span><text:span text:style-name="T7">.mspud. <text:s/>Furthermore it would not be unreasonable to so scale the SPUD so that an estimate of the time required for an N-SPUD slab is proportional to N</text:span><text:span text:style-name="T6">3</text:span><text:span text:style-name="T7">+N</text:span><text:span text:style-name="T6">2</text:span><text:span text:style-name="T7">/2 or some such formula.</text:span></text:p>
      <text:p text:style-name="P10"><text:span text:style-name="T7"/></text:p>
      <text:p text:style-name="P10"><text:span text:style-name="T7">With these assumptions, the next layer up (mmul - mezzanine multiply) then has enough information (however <text:s/>approximate that information may be) to decide what to do, based on the assumption that choices near the sweet-spot will not be very wro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1-25T16:49:56.972557312</dc:date>
    <meta:editing-duration>P4DT6H51M17S</meta:editing-duration>
    <meta:editing-cycles>419</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11" meta:word-count="627" meta:character-count="3692" meta:non-whitespace-character-count="3063"/>
  </office:meta>
</office:document-meta>
</file>